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justify" style:justify-single-word="false"/>
      <style:text-properties fo:language="es" fo:country="ES" style:font-size-asian="10.5pt"/>
    </style:style>
    <style:style style:name="P3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es" fo:country="ES"/>
    </style:style>
    <style:style style:name="P4" style:family="paragraph" style:parent-style-name="Standard">
      <style:paragraph-properties fo:text-align="justify" style:justify-single-word="false"/>
      <style:text-properties fo:language="es" fo:country="ES"/>
    </style:style>
    <style:style style:name="P5" style:family="paragraph" style:parent-style-name="Standard">
      <style:paragraph-properties>
        <style:tab-stops>
          <style:tab-stop style:position="11.225cm" style:type="center"/>
        </style:tab-stops>
      </style:paragraph-properties>
      <style:text-properties fo:language="es" fo:country="ES"/>
    </style:style>
    <style:style style:name="P6" style:family="paragraph" style:parent-style-name="Standard">
      <style:text-properties fo:font-size="8pt" fo:language="es" fo:country="ES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6689"/>
    </style:style>
    <style:style style:name="T3" style:family="text">
      <style:text-properties officeooo:rsid="000434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<text:tab/>[SOCIAL_NAME]</text:p>
      <text:p text:style-name="P3"><text:tab/>[ADDRESS]</text:p>
      <text:p text:style-name="P3"><text:tab/>[CP] [TOWN]</text:p>
      <text:p text:style-name="P3"><text:tab/>[PROVINCE]</text:p>
      <text:p text:style-name="P1"/>
      <text:p text:style-name="P1"/>
      <text:p text:style-name="P1"/>
      <text:p text:style-name="P1"/>
      <text:p text:style-name="P6">OMIC/[INITIALS]</text:p>
      <text:p text:style-name="P1"/>
      <text:p text:style-name="P1">Ref.: <text:span text:style-name="T1">[YEAR]/[ID]</text:span></text:p>
      <text:p text:style-name="P1"/>
      <text:p text:style-name="P2">El [DATETIME] <text:span text:style-name="T3">s</text:span>e presenta inst<text:span text:style-name="T3">á</text:span>ncia <text:span text:style-name="T3">en el</text:span> Registr<text:span text:style-name="T3">o</text:span> d<text:span text:style-name="T3">e </text:span>Entrada del A<text:span text:style-name="T3">y</text:span>untam<text:span text:style-name="T3">i</text:span>ent<text:span text:style-name="T3">o</text:span> de Carlet p<text:span text:style-name="T3">o</text:span>r [FIRSTNAME] [SURNAME1] [SURNAME2] en la que formula<text:span text:style-name="T3">b</text:span>a reclamació<text:span text:style-name="T3">n</text:span> <text:span text:style-name="T3">ante</text:span> la Oficina Municipal de Informació<text:span text:style-name="T3">n</text:span> al consumidor <text:span text:style-name="T3">frente </text:span>a [SOCIAL_NAME], <text:span text:style-name="T3">con referencia </text:span>nº [ID].</text:p>
      <text:p text:style-name="P4"/>
      <text:p text:style-name="P4">P<text:span text:style-name="T3">ara</text:span> su con<text:span text:style-name="T3">ocimiento y </text:span>a l<text:span text:style-name="T3">o</text:span>s efect<text:span text:style-name="T3">o</text:span>s oportun<text:span text:style-name="T3">o</text:span>s, a<text:span text:style-name="T3">s</text:span>í com<text:span text:style-name="T3">o</text:span> p<text:span text:style-name="T3">ara </text:span>que formule <text:span text:style-name="T3">cuantas </text:span>alegacion<text:span text:style-name="T3">e</text:span>s estime pertinent<text:span text:style-name="T3">e</text:span>s adjunt<text:span text:style-name="T3">o</text:span> <text:span text:style-name="T3">s</text:span>e rem<text:span text:style-name="T3">i</text:span>t<text:span text:style-name="T3">e</text:span> la <text:span text:style-name="T3">instancia</text:span> presentada <text:span text:style-name="T3">y</text:span> la documentació<text:span text:style-name="T3">n</text:span> complementaria adjunta a esta.</text:p>
      <text:p text:style-name="P4"/>
      <text:p text:style-name="P4">L<text:span text:style-name="T3">a</text:span>s alegacion<text:span text:style-name="T3">e</text:span>s o manifestacion<text:span text:style-name="T3">e</text:span>s que considere oportun<text:span text:style-name="T3">a</text:span>s de<text:span text:style-name="T3">bera</text:span>n realizarse en <text:span text:style-name="T3">plazo </text:span>de <text:span text:style-name="T2">[RESPONSE_TIME]</text:span> a contar desd<text:span text:style-name="T3">e </text:span>el d<text:span text:style-name="T3">í</text:span>a s<text:span text:style-name="T3">iguiente </text:span>a la recepció<text:span text:style-name="T3">n</text:span> del present<text:span text:style-name="T3">e</text:span> <text:span text:style-name="T3">oficio</text:span>.</text:p>
      <text:p text:style-name="P4"/>
      <text:p text:style-name="P4">Qued<text:span text:style-name="T3">a</text:span>m<text:span text:style-name="T3">os</text:span> a su disposició<text:span text:style-name="T3">n</text:span> p<text:span text:style-name="T3">a</text:span>ra ampliar <text:span text:style-name="T3">cuantos antecedentes </text:span>obren <text:span text:style-name="T3">en nuestro </text:span>poder.</text:p>
      <text:p text:style-name="P1"/>
      <text:p text:style-name="P1"/>
      <text:p text:style-name="P1"/>
      <text:p text:style-name="P1"/>
      <text:p text:style-name="P5"><text:tab/>El <text:span text:style-name="T3">concejal</text:span> delega<text:span text:style-name="T3">do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tab/>[REGIDO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àfics1" text:anchor-type="paragraph" svg:x="-1.94cm" svg:y="-1.965cm" svg:width="18.994cm" svg:height="2.074cm" draw:z-index="0"><draw:image xlink:href="Pictures/1000000000000AA70000014DFF53CB0F.png" xlink:type="simple" xlink:show="embed" xlink:actuate="onLoad"/></draw:frame></text:p>
      </style:header>
      <style:footer>
        <text:p text:style-name="Footer"><draw:frame draw:style-name="Mfr1" draw:name="gràfics2" text:anchor-type="paragraph" svg:x="3.33cm" svg:y="-0.24cm" svg:width="9.53cm" svg:height="0.99cm" draw:z-index="1"><draw:image xlink:href="Pictures/1000000000000304000000501CB6EBB2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3-12-04T13:13:30</dc:date>
    <dc:creator>david </dc:creator>
    <meta:editing-duration>P0D</meta:editing-duration>
    <meta:editing-cycles>6</meta:editing-cycles>
    <meta:generator>LibreOffice/4.0.2.2$Linux_X86_64 LibreOffice_project/400m0$Build-2</meta:generator>
    <meta:document-statistic meta:table-count="0" meta:image-count="2" meta:object-count="0" meta:page-count="1" meta:paragraph-count="12" meta:word-count="117" meta:character-count="830" meta:non-whitespace-character-count="719"/>
  </office:meta>
</office:document-meta>
</file>